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8d5bf" officeooo:paragraph-rsid="0008d5bf" style:font-size-asian="12.25pt" style:font-size-complex="14pt"/>
    </style:style>
    <style:style style:name="P2" style:family="paragraph" style:parent-style-name="Standard" style:master-page-name="">
      <loext:graphic-properties draw:fill="none"/>
      <style:paragraph-properties fo:margin-left="9.999cm" fo:margin-right="0cm" fo:text-align="start" style:justify-single-word="false" fo:text-indent="0cm" style:auto-text-indent="false" style:page-number="auto" fo:background-color="transparent"/>
      <style:text-properties style:font-name="Times New Roman" fo:font-size="14pt" fo:language="ru" fo:country="RU" officeooo:rsid="0008d5bf" officeooo:paragraph-rsid="0008d5bf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9.999cm" fo:margin-right="0cm" fo:text-align="start" style:justify-single-word="false" fo:text-indent="0cm" style:auto-text-indent="false" fo:background-color="transparent"/>
      <style:text-properties style:font-name="Times New Roman" fo:font-size="14pt" fo:language="ru" fo:country="RU" officeooo:rsid="0008d5bf" officeooo:paragraph-rsid="0008d5bf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" fo:font-size="14pt" fo:language="ru" fo:country="RU" officeooo:rsid="0008d5bf" officeooo:paragraph-rsid="0008d5bf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08d5bf" officeooo:paragraph-rsid="0008d5bf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language="ru" fo:country="RU" officeooo:rsid="0008d5bf" officeooo:paragraph-rsid="0008d5bf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language="ru" fo:country="RU" officeooo:rsid="000aa739" officeooo:paragraph-rsid="000aa739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language="ru" fo:country="RU" officeooo:rsid="000aa739" officeooo:paragraph-rsid="000d4dbf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0aa739" officeooo:paragraph-rsid="000aa739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0aa739" officeooo:paragraph-rsid="000d4dbf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0d4dbf" officeooo:paragraph-rsid="000d4dbf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language="ru" fo:country="RU" officeooo:rsid="000d4dbf" officeooo:paragraph-rsid="000d4dbf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language="ru" fo:country="RU" officeooo:rsid="000aa739" officeooo:paragraph-rsid="000aa739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language="en" fo:country="US" officeooo:rsid="000f3f30" officeooo:paragraph-rsid="000f3f30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officeooo:paragraph-rsid="000aa739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d4dbf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Courier New" fo:font-size="14pt" fo:language="ru" fo:country="RU" officeooo:rsid="000c9102" officeooo:paragraph-rsid="000c9102" style:font-name-asian="Helvetica" style:font-size-asian="14pt" style:font-name-complex="Helvetica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Times New Roman" fo:font-size="14pt" fo:language="ru" fo:country="RU" officeooo:rsid="0008d5bf" officeooo:paragraph-rsid="0008d5bf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Times New Roman" fo:font-size="14pt" fo:language="ru" fo:country="RU" officeooo:rsid="000c9102" officeooo:paragraph-rsid="000c9102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Times New Roman" fo:font-size="14pt" fo:language="ru" fo:country="RU" officeooo:rsid="000d4dbf" officeooo:paragraph-rsid="000d4dbf" style:font-size-asian="12.25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0aa739" officeooo:paragraph-rsid="000aa739" style:font-name-asian="Helvetica" style:font-size-asian="14pt" style:font-name-complex="Helvetica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0aa739" officeooo:paragraph-rsid="000d4dbf" style:font-name-asian="Helvetica" style:font-size-asian="14pt" style:font-name-complex="Helvetica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0d4dbf" officeooo:paragraph-rsid="000d4dbf" style:font-name-asian="Helvetica" style:font-size-asian="14pt" style:font-name-complex="Helvetica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0f3f30" officeooo:paragraph-rsid="000f3f30" style:font-name-asian="Helvetica" style:font-size-asian="14pt" style:font-name-complex="Helvetica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Times New Roman" fo:font-size="14pt" fo:language="en" fo:country="US" officeooo:rsid="000aa739" officeooo:paragraph-rsid="000aa739" style:font-name-asian="Helvetica" style:font-size-asian="14pt" style:font-name-complex="Helvetica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Times New Roman" fo:font-size="14pt" fo:language="en" fo:country="US" officeooo:rsid="000aa739" officeooo:paragraph-rsid="000d4dbf" style:font-name-asian="Helvetica" style:font-size-asian="14pt" style:font-name-complex="Helvetica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Times New Roman" fo:font-size="14pt" fo:language="en" fo:country="US" officeooo:rsid="000c9102" officeooo:paragraph-rsid="000c9102" style:font-name-asian="Helvetica" style:font-size-asian="14pt" style:font-name-complex="Helvetica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use-window-font-color="true" style:font-name="Times New Roman" fo:font-size="14pt" fo:language="en" fo:country="US" officeooo:rsid="000c9102" officeooo:paragraph-rsid="000c9102" style:font-name-asian="Helvetica" style:font-size-asian="14pt" style:font-name-complex="Helvetica" style:font-size-complex="14p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Times New Roman" fo:font-size="14pt" officeooo:paragraph-rsid="000aa739" style:font-name-asian="TimesNewRomanPSMT" style:font-size-asian="14pt" style:font-name-complex="TimesNewRomanPSMT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Times New Roman" fo:font-size="13pt" fo:language="ru" fo:country="RU" officeooo:rsid="000aa739" officeooo:paragraph-rsid="000d4dbf" style:font-name-asian="Helvetica" style:font-size-asian="13pt" style:font-name-complex="Helvetica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use-window-font-color="true" style:font-name="Courier New" fo:font-size="14pt" fo:language="ru" fo:country="RU" officeooo:rsid="000c9102" officeooo:paragraph-rsid="000c9102" style:font-name-asian="Helvetica" style:font-size-asian="14pt" style:font-name-complex="Helvetica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Courier New" fo:font-size="14pt" fo:language="ru" fo:country="RU" officeooo:rsid="000d4dbf" officeooo:paragraph-rsid="000d4dbf" style:font-name-asian="Helvetica" style:font-size-asian="14pt" style:font-name-complex="Helvetica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use-window-font-color="true" style:font-name="Courier New" fo:font-size="14pt" fo:language="ru" fo:country="RU" officeooo:rsid="000d4dbf" officeooo:paragraph-rsid="000d4dbf" style:font-name-asian="Helvetica" style:font-size-asian="14pt" style:font-name-complex="Helvetica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Courier New" fo:font-size="14pt" fo:language="en" fo:country="US" officeooo:rsid="000aa739" officeooo:paragraph-rsid="000aa739" style:font-name-asian="Helvetica" style:font-size-asian="14pt" style:font-name-complex="Helvetica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Courier New" fo:font-size="14pt" fo:language="en" fo:country="US" officeooo:rsid="000aa739" officeooo:paragraph-rsid="000c9102" style:font-name-asian="Helvetica" style:font-size-asian="14pt" style:font-name-complex="Helvetica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Courier New" fo:font-size="14pt" fo:language="en" fo:country="US" officeooo:rsid="000c9102" officeooo:paragraph-rsid="000c9102" style:font-name-asian="Helvetica" style:font-size-asian="14pt" style:font-name-complex="Helvetica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Courier New" fo:font-size="14pt" fo:language="en" fo:country="US" officeooo:rsid="000d4dbf" officeooo:paragraph-rsid="000d4dbf" style:font-name-asian="Helvetica" style:font-size-asian="14pt" style:font-name-complex="Helvetica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ourier New" fo:font-size="14pt" fo:language="en" fo:country="US" officeooo:paragraph-rsid="000c9102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ourier New" fo:font-size="14pt" fo:language="en" fo:country="US" officeooo:rsid="000c9102" officeooo:paragraph-rsid="000c9102" style:font-size-asian="12.25pt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ourier New" fo:font-size="14pt" fo:language="en" fo:country="US" officeooo:rsid="000d4dbf" officeooo:paragraph-rsid="000d4dbf" style:font-size-asian="12.25pt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style:use-window-font-color="true" style:font-name="Courier New" fo:font-size="14pt" fo:language="en" fo:country="US" officeooo:rsid="000aa739" officeooo:paragraph-rsid="000aa739" style:font-name-asian="Helvetica" style:font-size-asian="14pt" style:font-name-complex="Helvetica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use-window-font-color="true" style:font-name="Times New Roman" fo:font-size="14pt" fo:language="ru" fo:country="RU" officeooo:rsid="000c9102" officeooo:paragraph-rsid="000c9102" style:font-name-asian="Helvetica" style:font-size-asian="14pt" style:font-name-complex="Helvetica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use-window-font-color="true" style:font-name="Times New Roman" fo:font-size="14pt" fo:language="ru" fo:country="RU" officeooo:rsid="000d4dbf" officeooo:paragraph-rsid="000d4dbf" style:font-name-asian="Helvetica" style:font-size-asian="14pt" style:font-name-complex="Helvetica" style:font-size-complex="14pt"/>
    </style:style>
    <style:style style:name="P44" style:family="paragraph" style:parent-style-name="Standard">
      <style:paragraph-properties fo:margin-left="0cm" fo:margin-right="-0.011cm" fo:text-indent="0cm" style:auto-text-indent="false"/>
      <style:text-properties style:use-window-font-color="true" style:font-name="Times New Roman" fo:font-size="14pt" style:font-name-asian="Helvetica" style:font-size-asian="14pt" style:font-name-complex="Helvetica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a739"/>
    </style:style>
    <style:style style:name="T3" style:family="text">
      <style:text-properties fo:language="en" fo:country="US" officeooo:rsid="00112256"/>
    </style:style>
    <style:style style:name="T4" style:family="text">
      <style:text-properties officeooo:rsid="000aa739"/>
    </style:style>
    <style:style style:name="T5" style:family="text">
      <style:text-properties style:use-window-font-color="true" style:font-name-asian="Helvetica" style:font-name-complex="Helvetica"/>
    </style:style>
    <style:style style:name="T6" style:family="text">
      <style:text-properties style:use-window-font-color="true" fo:language="en" fo:country="US" style:font-name-asian="Helvetica" style:font-name-complex="Helvetica"/>
    </style:style>
    <style:style style:name="T7" style:family="text">
      <style:text-properties style:use-window-font-color="true" fo:language="ru" fo:country="RU" style:font-name-asian="Helvetica" style:font-name-complex="Helvetica"/>
    </style:style>
    <style:style style:name="T8" style:family="text">
      <style:text-properties style:use-window-font-color="true" style:font-name-asian="TimesNewRomanPSMT" style:font-name-complex="TimesNewRomanPSMT"/>
    </style:style>
    <style:style style:name="T9" style:family="text">
      <style:text-properties style:use-window-font-color="true" style:font-name="Times New Roman" fo:font-size="14pt" fo:language="ru" fo:country="RU" officeooo:rsid="000aa739" style:font-name-asian="Helvetica" style:font-size-asian="14pt" style:font-name-complex="Helvetica" style:font-size-complex="14pt"/>
    </style:style>
    <style:style style:name="T10" style:family="text">
      <style:text-properties style:use-window-font-color="true" style:font-name="Times New Roman" fo:font-size="14pt" fo:language="en" fo:country="US" officeooo:rsid="000aa739" style:font-name-asian="Helvetica" style:font-size-asian="14pt" style:font-name-complex="Helvetica" style:font-size-complex="14pt"/>
    </style:style>
    <style:style style:name="T11" style:family="text">
      <style:text-properties officeooo:rsid="00112256"/>
    </style:style>
    <style:style style:name="T12" style:family="text">
      <style:text-properties style:font-name="Courier New" fo:font-size="14pt" fo:language="ru" fo:country="RU" officeooo:rsid="000c9102" style:font-size-asian="12.25pt" style:font-size-complex="14pt"/>
    </style:style>
    <style:style style:name="T13" style:family="text">
      <style:text-properties style:font-name="Courier New" fo:font-size="14pt" fo:language="en" fo:country="US" officeooo:rsid="00112256" style:font-size-asian="12.25pt" style:font-size-complex="14pt"/>
    </style:style>
    <style:style style:name="T14" style:family="text">
      <style:text-properties officeooo:rsid="000c9102"/>
    </style:style>
    <style:style style:name="T15" style:family="text">
      <style:text-properties style:font-name="Courier New"/>
    </style:style>
    <style:style style:name="T16" style:family="text">
      <style:text-properties style:font-name="Courier New" style:font-size-asian="14pt"/>
    </style:style>
    <style:style style:name="T17" style:family="text">
      <style:text-properties fo:font-size="14pt" fo:language="ru" fo:country="RU" officeooo:rsid="000c9102" style:font-size-asian="12.25pt" style:font-size-complex="14pt"/>
    </style:style>
    <style:style style:name="T18" style:family="text">
      <style:text-properties fo:font-size="14pt" fo:language="en" fo:country="US" officeooo:rsid="00112256" style:font-size-asian="12.25pt" style:font-size-complex="14pt"/>
    </style:style>
    <style:style style:name="T19" style:family="text">
      <style:text-properties fo:language="ru" fo:country="RU" officeooo:rsid="000c91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«Брестский государственный технический университет»</text:p>
      <text:p text:style-name="P1">Кафедра ИИ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10</text:p>
      <text:p text:style-name="P1">за 2 семестр</text:p>
      <text:p text:style-name="P1">по дисциплине «ОАиП»</text:p>
      <text:p text:style-name="P1">тема: «пользовательские функци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/text:p>
      <text:p text:style-name="P3">студент <text:span text:style-name="T1">1 </text:span>курса</text:p>
      <text:p text:style-name="P3">группы ПО-4(1)</text:p>
      <text:p text:style-name="P3">Галанин П. И.</text:p>
      <text:p text:style-name="P3"/>
      <text:p text:style-name="P3">Проверил:</text:p>
      <text:p text:style-name="P3">старший преподаватель</text:p>
      <text:p text:style-name="P3">Хацкевич. М. 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Брест, 2020</text:p>
      <text:p text:style-name="P18">Лабораторная работа №10</text:p>
      <text:p text:style-name="P5"/>
      <text:p text:style-name="P6">Тема: «Пользовательские функции»</text:p>
      <text:p text:style-name="P6"/>
      <text:p text:style-name="P6">Цель работы: Изучить основные принципы написания пользовательских функций, ознакомиться с возможностями передачи данных в функции и получения результата по итогам работы функции. Реализовать собственные функции для обработки данных составных и простых типов.</text:p>
      <text:p text:style-name="P6"/>
      <text:p text:style-name="P5">Ход работы:</text:p>
      <text:p text:style-name="P5"/>
      <text:p text:style-name="P9">Задание 1 (Вариант 25)</text:p>
      <text:p text:style-name="P7"/>
      <text:p text:style-name="P21">Условие: Описать процедуру Transp(A, M), выполняющую транспонирование (то есть зеркальное отражение относительно главной диагонали) квадратной вещественной матрицы A порядка M. Матрица A является входным и выходным параметром. Используя эту процедуру, транспонировать данную матрицу A порядка M.</text:p>
      <text:p text:style-name="P21"/>
      <text:p text:style-name="P21">Разработанная блок схема на рисунке 1.</text:p>
      <text:p text:style-name="P21"/>
      <text:p text:style-name="P21">Исходный код на листинге 1.</text:p>
      <text:p text:style-name="P25"/>
      <text:p text:style-name="P31">Листинг 1</text:p>
      <text:p text:style-name="P34">#include &lt;stdio.h&gt;</text:p>
      <text:p text:style-name="P34">#include &lt;stdlib.h&gt;</text:p>
      <text:p text:style-name="P34"/>
      <text:p text:style-name="P34">void Transp(int**, int);</text:p>
      <text:p text:style-name="P34"/>
      <text:p text:style-name="P34">int main() {</text:p>
      <text:p text:style-name="P34"><text:tab/>int n;</text:p>
      <text:p text:style-name="P34"><text:tab/>printf("n := ");</text:p>
      <text:p text:style-name="P34"><text:tab/>scanf("%d", &amp;n);</text:p>
      <text:p text:style-name="P34"/>
      <text:p text:style-name="P34"><text:tab/>int** a = (int**) calloc(n, sizeof(int*));</text:p>
      <text:p text:style-name="P34"><text:tab/>for <text:s/>(int i = 0; i &lt; n; i++) {</text:p>
      <text:p text:style-name="P34"><text:tab/><text:tab/>a[i] = (int*) calloc(n, sizeof(int));</text:p>
      <text:p text:style-name="P34"><text:tab/>}</text:p>
      <text:p text:style-name="P34"/>
      <text:p text:style-name="P34"/>
      <text:p text:style-name="P41"><text:tab/>for (int i = 0; i &lt; n; i++) {</text:p>
      <text:p text:style-name="P34"><text:tab/><text:tab/>for (int j = 0; j &lt; n; j++) {</text:p>
      <text:p text:style-name="P34"><text:tab/><text:tab/><text:tab/>a[i][j] = rand() % 9 + 1;</text:p>
      <text:p text:style-name="P34"><text:tab/><text:tab/><text:tab/>printf("%2d", a[i][j]);</text:p>
      <text:p text:style-name="P34"><text:tab/><text:tab/>}</text:p>
      <text:p text:style-name="P34"><text:tab/><text:tab/>printf("\n");</text:p>
      <text:p text:style-name="P34"><text:tab/>}</text:p>
      <text:p text:style-name="P34"/>
      <text:p text:style-name="P34"><text:tab/>Transp(a, n);</text:p>
      <text:p text:style-name="P34"/>
      <text:p text:style-name="P34"><text:tab/>printf("\nTransported matrix:\n");</text:p>
      <text:p text:style-name="P34"><text:tab/>for (int i = 0; i &lt; n; i++) {</text:p>
      <text:p text:style-name="P34"><text:tab/><text:tab/>for (int j = 0; j &lt; n; j++) {</text:p>
      <text:p text:style-name="P34"><text:tab/><text:tab/><text:tab/>printf("%2d", a[i][j]);</text:p>
      <text:p text:style-name="P34"><text:tab/><text:tab/>}</text:p>
      <text:p text:style-name="P34"><text:tab/><text:tab/>printf("\n");</text:p>
      <text:p text:style-name="P34"><text:tab/>}</text:p>
      <text:p text:style-name="P34"/>
      <text:p text:style-name="P34"><text:tab/>for (int i = 0; i &lt; n; i++) {</text:p>
      <text:p text:style-name="P34"><text:s text:c="8"/>free(a[i]);</text:p>
      <text:p text:style-name="P34"><text:tab/>}</text:p>
      <text:p text:style-name="P34"><text:s text:c="4"/>free(a);</text:p>
      <text:p text:style-name="P34"><text:s text:c="4"/>return 0;</text:p>
      <text:p text:style-name="P34">}</text:p>
      <text:p text:style-name="P34"/>
      <text:p text:style-name="P34">void Transp(int** A, int M) {</text:p>
      <text:p text:style-name="P34"><text:tab/>int k = 0;</text:p>
      <text:p text:style-name="P34"><text:tab/>for (int i = 0; i &lt; M - 1; i++) {</text:p>
      <text:p text:style-name="P34"><text:tab/><text:tab/>for (int j = k; j &lt; M; j++) {</text:p>
      <text:p text:style-name="P34"><text:tab/><text:tab/><text:tab/>int temp = A[i][j];</text:p>
      <text:p text:style-name="P34"><text:tab/><text:tab/><text:tab/>A[i][j] = A[j][i];</text:p>
      <text:p text:style-name="P34"><text:tab/><text:tab/><text:tab/>A[j][i] = temp;</text:p>
      <text:p text:style-name="P34"><text:tab/><text:tab/>}</text:p>
      <text:p text:style-name="P34"><text:tab/><text:tab/>k++;</text:p>
      <text:p text:style-name="P34"><text:tab/>}</text:p>
      <text:p text:style-name="P35">}</text:p>
      <text:p text:style-name="P27"/>
      <text:p text:style-name="P28"/>
      <text:p text:style-name="P42">Вывод в консоль:</text:p>
      <text:p text:style-name="P17"/>
      <text:p text:style-name="P36">n := 10</text:p>
      <text:p text:style-name="P36"><text:s/>6 9 8 5 9 2 4 1 8 3</text:p>
      <text:p text:style-name="P36"><text:s/>9 3 8 7 8 6 8 9 4 1</text:p>
      <text:p text:style-name="P36"><text:s/>1 7 6 1 5 8 7 6 9 6</text:p>
      <text:p text:style-name="P36"><text:s/>3 1 3 1 7 5 9 2 8 4</text:p>
      <text:p text:style-name="P36"><text:s/>3 7 3 4 7 3 4 8 3 2</text:p>
      <text:p text:style-name="P36"><text:s/>6 6 2 7 4 8 3 4 8 5</text:p>
      <text:p text:style-name="P36"><text:s/>5 3 6 7 1 2 5 6 5 5</text:p>
      <text:p text:style-name="P36"><text:s/>6 1 6 7 8 6 4 7 4 3</text:p>
      <text:p text:style-name="P36"><text:s/>1 6 1 2 1 6 8 6 9 2</text:p>
      <text:p text:style-name="P36"><text:s/>7 4 3 2 3 2 9 4 7 9</text:p>
      <text:p text:style-name="P36"/>
      <text:p text:style-name="P36">Transported matrix:</text:p>
      <text:p text:style-name="P36"><text:s/>6 9 1 3 3 6 5 6 1 7</text:p>
      <text:p text:style-name="P36"><text:s/>9 3 7 1 7 6 3 1 6 4</text:p>
      <text:p text:style-name="P36"><text:s/>8 8 6 3 3 2 6 6 1 3</text:p>
      <text:p text:style-name="P36"><text:s/>5 7 1 1 4 7 7 7 2 2</text:p>
      <text:p text:style-name="P36"><text:s/>9 8 5 7 7 4 1 8 1 3</text:p>
      <text:p text:style-name="P36"><text:s/>2 6 8 5 3 8 2 6 6 2</text:p>
      <text:p text:style-name="P36"><text:s/>4 8 7 9 4 3 5 4 8 9</text:p>
      <text:p text:style-name="P36"><text:s/>1 9 6 2 8 4 6 7 6 4</text:p>
      <text:p text:style-name="P36"><text:s/>8 4 9 8 3 8 5 4 9 7</text:p>
      <text:p text:style-name="P36"><text:s/>3 1 6 4 2 5 5 3 2 9</text:p>
      <text:p text:style-name="P36"/>
      <text:p text:style-name="P10">Задание<text:span text:style-name="T1"> 2 </text:span>(Вариант <text:span text:style-name="T1">7</text:span>)</text:p>
      <text:p text:style-name="P8"/>
      <text:p text:style-name="P30">Описать функцию InvertStr(S, K, N) строкового типа, возвращающую инвертированную подстроку строки S, содержащую в обратном порядке N символов строки S, начиная с ее K-го символа. Если K превосходит длину строки S, то возвращается пустая строка; если длина строки меньше K + N, то инвертируются все символы строки, начиная с ее K-го символа. Вывести значения функции InvertStr для данной строки S и каждой из трех пар положительных целых чисел: (K1, N1), (K2, N2), (K3, N3)</text:p>
      <text:p text:style-name="P22"/>
      <text:p text:style-name="P16"><text:span text:style-name="T9">Разработанная блок схема на рисунке </text:span><text:span text:style-name="T10">2</text:span><text:span text:style-name="T9">.</text:span></text:p>
      <text:p text:style-name="P22"/>
      <text:p text:style-name="P16"><text:span text:style-name="T9">Исходный код на листинге </text:span><text:span text:style-name="T10">2</text:span><text:span text:style-name="T9">.</text:span></text:p>
      <text:p text:style-name="P26"/>
      <text:p text:style-name="P19">Листинг 2</text:p>
      <text:p text:style-name="P39">#include &lt;stdio.h&gt;</text:p>
      <text:p text:style-name="P39">#include &lt;stdlib.h&gt;</text:p>
      <text:p text:style-name="P39">#include &lt;string.h&gt;</text:p>
      <text:p text:style-name="P39"/>
      <text:p text:style-name="P39">char* InvertStr(char*, int, int);</text:p>
      <text:p text:style-name="P39"/>
      <text:p text:style-name="P39">int main() {</text:p>
      <text:p text:style-name="P39"><text:tab/>char* s = (char*) calloc(509, sizeof(char));</text:p>
      <text:p text:style-name="P39"><text:tab/><text:span text:style-name="T16">printf("Write string:\n");</text:span></text:p>
      <text:p text:style-name="P38"><text:span text:style-name="T14"><text:tab/></text:span><text:span text:style-name="T11">gets(s);</text:span></text:p>
      <text:p text:style-name="P39"/>
      <text:p text:style-name="P39"><text:tab/>int k;</text:p>
      <text:p text:style-name="P39"><text:tab/>printf("k := ");</text:p>
      <text:p text:style-name="P39"><text:tab/>scanf("%d", &amp;k);</text:p>
      <text:p text:style-name="P39"/>
      <text:p text:style-name="P39"><text:tab/>int n;</text:p>
      <text:p text:style-name="P39"><text:tab/>printf("n := ");</text:p>
      <text:p text:style-name="P39"><text:tab/>scanf("%d", &amp;n);</text:p>
      <text:p text:style-name="P39"/>
      <text:p text:style-name="P39"><text:tab/>printf("Edited string:\n%s", InvertStr(s, k, n));</text:p>
      <text:p text:style-name="P39"/>
      <text:p text:style-name="P39"><text:tab/>free(s);</text:p>
      <text:p text:style-name="P39">}</text:p>
      <text:p text:style-name="P39"/>
      <text:p text:style-name="P39">char* InvertStr(char* S, int K, int N) {</text:p>
      <text:p text:style-name="P39"><text:tab/>if (K &gt; strlen(S))</text:p>
      <text:p text:style-name="P39"><text:tab/><text:tab/>return "";</text:p>
      <text:p text:style-name="P39"/>
      <text:p text:style-name="P39"><text:tab/>if (strlen(S) &lt; K + N) {</text:p>
      <text:p text:style-name="P39"><text:tab/><text:tab/>K = 0;</text:p>
      <text:p text:style-name="P39"><text:tab/><text:tab/>N = strlen(S);</text:p>
      <text:p text:style-name="P39"><text:tab/>}</text:p>
      <text:p text:style-name="P39"/>
      <text:p text:style-name="P39"><text:tab/>for (int i = 0; i &lt; N / 2; i++) {</text:p>
      <text:p text:style-name="P39"><text:tab/><text:tab/>char temp = S[K + i];</text:p>
      <text:p text:style-name="P39"><text:tab/><text:tab/>S[K + i] = S[K + <text:s/>(N - 1) - i];</text:p>
      <text:p text:style-name="P39"><text:tab/><text:tab/>S[K + (N - 1) - i] = temp;</text:p>
      <text:p text:style-name="P39"><text:tab/>}</text:p>
      <text:p text:style-name="P39"/>
      <text:p text:style-name="P39"><text:tab/>return S;</text:p>
      <text:p text:style-name="P39">}</text:p>
      <text:p text:style-name="P20">Вывод в консоль:</text:p>
      <text:p text:style-name="P40">Write string: <text:s text:c="106"/>laboratory work <text:s text:c="104"/></text:p>
      <text:p text:style-name="P40">k := 3 <text:s text:c="113"/></text:p>
      <text:p text:style-name="P40">n := 8 <text:s text:c="113"/></text:p>
      <text:p text:style-name="P40">Edited string: <text:s text:c="105"/></text:p>
      <text:p text:style-name="P40">lab yrotarowork </text:p>
      <text:p text:style-name="P12"/>
      <text:p text:style-name="P11"><text:span text:style-name="T4">Задание</text:span><text:span text:style-name="T2"> 3 </text:span><text:span text:style-name="T4">(Вариант </text:span><text:span text:style-name="T2">7</text:span><text:span text:style-name="T4">)</text:span></text:p>
      <text:p text:style-name="P7"/>
      <text:p text:style-name="P21">Описать рекурсивную функцию Combin2(N, K) целого типа, находящую C(N, K) — число сочетаний из N элементов по K — с помощью рекуррентного соотношения:</text:p>
      <text:p text:style-name="P29">C(N, 0) = C(N, N) = 1,</text:p>
      <text:p text:style-name="P15"><text:span text:style-name="T5">C(N, K) = C(N – 1, K) + C(N – 1, K – 1) при 0 &lt; K &lt;</text:span><text:span text:style-name="T8"> N.</text:span></text:p>
      <text:p text:style-name="P44"><text:s text:c="3"/>Параметры функции — целые числа; N &gt; 0, 0 ≤ K ≤ N. Считать, что параметр N не превосходит 20. Для уменьшения количества рекурсивных вызовов по сравнению с функцией Combin1 (см. задание Recur6) описать вспомогательный двумерный массив для хранения уже вычисленных чисел C(N, K) и обращаться к нему при выполнении функции Combin2. С помощью функции Combin2 найти числа C(N, K) для данного значения N и пяти различных значений K.</text:p>
      <text:p text:style-name="P21"/>
      <text:p text:style-name="P13"><text:span text:style-name="T5">Разработанная блок схема на рисунке </text:span><text:span text:style-name="T6">3</text:span><text:span text:style-name="T5">.</text:span></text:p>
      <text:p text:style-name="P21"/>
      <text:p text:style-name="P13"><text:span text:style-name="T5">Исходный код на листинге </text:span><text:span text:style-name="T6">3</text:span><text:span text:style-name="T5">.</text:span></text:p>
      <text:p text:style-name="P21"/>
      <text:p text:style-name="P23"/>
      <text:p text:style-name="P43">Листинг 3</text:p>
      <text:p text:style-name="P32"/>
      <text:p text:style-name="P37">#include &lt;stdio.h&gt;</text:p>
      <text:p text:style-name="P37"/>
      <text:p text:style-name="P37">int Combin2(int, int);</text:p>
      <text:p text:style-name="P37"/>
      <text:p text:style-name="P37">int main() {</text:p>
      <text:p text:style-name="P37"><text:s text:c="4"/>while(2 &gt; 1) {</text:p>
      <text:p text:style-name="P37"><text:s text:c="8"/>int N;</text:p>
      <text:p text:style-name="P37"><text:s text:c="8"/>printf("N := ");</text:p>
      <text:p text:style-name="P37"><text:s text:c="8"/>scanf("%d", &amp;N);</text:p>
      <text:p text:style-name="P37"/>
      <text:p text:style-name="P37"><text:s text:c="8"/>int K;</text:p>
      <text:p text:style-name="P37"><text:s text:c="8"/>printf("K := ");</text:p>
      <text:p text:style-name="P37"><text:s text:c="8"/>scanf("%d", &amp;K);</text:p>
      <text:p text:style-name="P37"/>
      <text:p text:style-name="P37"><text:s text:c="8"/>printf("Combin2(%d, %d) = %d\n\n", N, K, Combin2(N, K));</text:p>
      <text:p text:style-name="P37"><text:s text:c="4"/>}</text:p>
      <text:p text:style-name="P37"><text:s text:c="4"/>return 0;</text:p>
      <text:p text:style-name="P37">}</text:p>
      <text:p text:style-name="P37"/>
      <text:p text:style-name="P37">int Combin2(int N, int K) {</text:p>
      <text:p text:style-name="P37"><text:s text:c="4"/>if (K == 0 || K == N) {</text:p>
      <text:p text:style-name="P37"><text:s text:c="8"/>return 1;</text:p>
      <text:p text:style-name="P37"><text:s text:c="4"/>} else if (</text:p>
      <text:p text:style-name="P37"><text:s text:c="8"/>N &gt; 0</text:p>
      <text:p text:style-name="P37"><text:s text:c="8"/>&amp;&amp; 0 &lt;= K</text:p>
      <text:p text:style-name="P37"><text:s text:c="8"/>&amp;&amp; K &lt;= N</text:p>
      <text:p text:style-name="P37"><text:s text:c="8"/>&amp;&amp; N &lt;= 20</text:p>
      <text:p text:style-name="P37"><text:s text:c="4"/>) {</text:p>
      <text:p text:style-name="P37"><text:s text:c="8"/>return Combin2(N - 1, K) + Combin2(N - 1, K - 1);</text:p>
      <text:p text:style-name="P37"><text:s text:c="4"/>} else {</text:p>
      <text:p text:style-name="P37"><text:s text:c="8"/>return -1;</text:p>
      <text:p text:style-name="P37"><text:s text:c="4"/>}</text:p>
      <text:p text:style-name="P37">}</text:p>
      <text:p text:style-name="P32"/>
      <text:p text:style-name="P33"/>
      <text:p text:style-name="P43">Вывод в консоль:</text:p>
      <text:p text:style-name="P37">N := 5</text:p>
      <text:p text:style-name="P37">K := 2</text:p>
      <text:p text:style-name="P37">Combin2(5, 2) = 10</text:p>
      <text:p text:style-name="P37"/>
      <text:p text:style-name="P37">N := 4</text:p>
      <text:p text:style-name="P37">K := 2</text:p>
      <text:p text:style-name="P37">Combin2(4, 2) = 6</text:p>
      <text:p text:style-name="P37"/>
      <text:p text:style-name="P37">N := 3</text:p>
      <text:p text:style-name="P37">K := 2</text:p>
      <text:p text:style-name="P37">Combin2(3, 2) = 3</text:p>
      <text:p text:style-name="P37"/>
      <text:p text:style-name="P37">N := 2</text:p>
      <text:p text:style-name="P37">K := 2</text:p>
      <text:p text:style-name="P37">Combin2(2, 2) = 1</text:p>
      <text:p text:style-name="P37"/>
      <text:p text:style-name="P37">N := 1</text:p>
      <text:p text:style-name="P37">K := 2</text:p>
      <text:p text:style-name="P37">Combin2(1, 2) = -1</text:p>
      <text:p text:style-name="P37"/>
      <text:p text:style-name="P37">N := 0</text:p>
      <text:p text:style-name="P37">K := 2</text:p>
      <text:p text:style-name="P37">Combin2(0, 2) = -1</text:p>
      <text:p text:style-name="P37"/>
      <text:p text:style-name="P37">N := 2</text:p>
      <text:p text:style-name="P37">K := 0</text:p>
      <text:p text:style-name="P37">Combin2(2, 0) = 1</text:p>
      <text:p text:style-name="P32"/>
      <text:p text:style-name="P24">Вывод:</text:p>
      <text:p text:style-name="P24"/>
      <text:p text:style-name="P14"><text:span text:style-name="T5">1) </text:span><text:span text:style-name="T7">изучили функцию в виде процедуры;</text:span></text:p>
      <text:p text:style-name="P24">2) изучили функцию, которая возвращает значение;</text:p>
      <text:p text:style-name="P24">3) изучили функцию, которая может вызывать сама себ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21:32:39.031000000</meta:creation-date>
    <meta:editing-cycles>7</meta:editing-cycles>
    <dc:date>2020-03-13T02:48:27.549000000</dc:date>
    <meta:editing-duration>PT24M10S</meta:editing-duration>
    <meta:generator>LibreOffice/6.4.0.3$Windows_X86_64 LibreOffice_project/b0a288ab3d2d4774cb44b62f04d5d28733ac6df8</meta:generator>
    <meta:print-date>2020-03-12T22:25:08.764000000</meta:print-date>
    <meta:document-statistic meta:table-count="0" meta:image-count="0" meta:object-count="0" meta:page-count="8" meta:paragraph-count="195" meta:word-count="1044" meta:character-count="5672" meta:non-whitespace-character-count="4002"/>
  </office:meta>
</office:document-meta>
</file>